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FFFF"/>
    </style:style>
    <style:style style:name="ce4" style:family="table-cell" style:parent-style-name="Default" style:data-style-name="N0">
      <style:table-cell-properties fo:border="thin solid #000000" fo:background-color="#FFFFFF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17.224375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6410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number-columns-repeated="16381" table:default-cell-style-name="ce1"/>
        <table:table-row table:style-name="ro1">
          <table:table-cell office:value-type="string" table:style-name="ce7">
            <text:p>CCI CF-parameter</text:p>
          </table:table-cell>
          <table:table-cell office:value-type="string" table:style-name="ce7">
            <text:p>relationship</text:p>
          </table:table-cell>
          <table:table-cell office:value-type="string" table:style-name="ce9">
            <text:p>GRIB variable</text:p>
          </table:table-cell>
          <table:table-cell table:number-columns-repeated="16381" table:style-name="ce8"/>
        </table:table-row>
        <table:table-row table:style-name="ro1">
          <table:table-cell office:value-type="string" table:style-name="ce3">
            <text:p>atmosphere_optical_thickness_due_to_aerosol</text:p>
          </table:table-cell>
          <table:table-cell office:value-type="string" table:style-name="ce2">
            <text:p>relatedMatch</text:p>
          </table:table-cell>
          <table:table-cell office:value-type="string" table:style-name="ce2">
            <text:p>0.20.10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e_mass_content_of_cloud_condensed_water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6.2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e_mass_content_of_cloud_liquid_water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6.1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e_mass_content_of_cloud_ice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6.1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e_optical_thickness_due_to_cloud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3.2.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tmosphere_optical_thickness_due_to_water_cloud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3.2.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tmosphere_optical_thickness_due_to_ice_cloud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3.2.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loud_area_fraction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6.3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loud_area_fraction_in_atmosphere_layer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6.3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ffective_radius_of_cloud_condensed_water_particles_at_cloud_top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3.2.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ffective_radius_of_cloud_ice_crystals_at_cloud_top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3.2.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ir_temperature_at_cloud_top</text:p>
          </table:table-cell>
          <table:table-cell office:value-type="string" table:style-name="ce2">
            <text:p>closeMatch</text:p>
          </table:table-cell>
          <table:table-cell office:value-type="string" table:style-name="ce10">
            <text:p>3.2.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loud_top_altitude</text:p>
          </table:table-cell>
          <table:table-cell office:value-type="string" table:style-name="ce2">
            <text:p>relatedMatch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3">
            <text:p>air_pressure_at_cloud_top</text:p>
          </table:table-cell>
          <table:table-cell office:value-type="string" table:style-name="ce2">
            <text:p>closeMatch</text:p>
          </table:table-cell>
          <table:table-cell office:value-type="string" table:style-name="ce10">
            <text:p>3.2.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rea_fraction_of_liquid_cloud_water_particles_at_cloud_top</text:p>
          </table:table-cell>
          <table:table-cell office:value-type="string" table:style-name="ce2">
            <text:p>relatedMatch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3">
            <text:p>burned_area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2.4.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urned_area_fraction</text:p>
          </table:table-cell>
          <table:table-cell office:value-type="string" table:style-name="ce2">
            <text:p>closeMatch</text:p>
          </table:table-cell>
          <table:table-cell office:value-type="string" table:style-name="ce10">
            <text:p>2.4.3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column_average_mole_fraction_of_atmospheric_carbon_dioxide_in_dry_air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14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olumn_average_dry_air_mole_fraction_of_methane_in_dry_air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1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nd_ice_area_fraction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2.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and_cover_lccs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2.0.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urface_ratio_of_upwelling_radiance_emerging_from_sea_water_to_downwelling_radiative_flux_in_air</text:p>
          </table:table-cell>
          <table:table-cell office:value-type="string" table:style-name="ce2">
            <text:p>relatedMatch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3">
            <text:p>volume_absorption_coefficient_of_radiative_flux_in_sea_water</text:p>
          </table:table-cell>
          <table:table-cell office:value-type="string" table:style-name="ce2">
            <text:p>relatedMatch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3">
            <text:p>mass_concentration_of_chlorophyll_a_in_sea_water</text:p>
          </table:table-cell>
          <table:table-cell office:value-type="string" table:style-name="ce2">
            <text:p>relatedMatch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3">
            <text:p>volume_backwards_scattering_coefficient_of_radiative_flux_in_sea_water</text:p>
          </table:table-cell>
          <table:table-cell office:value-type="string" table:style-name="ce2">
            <text:p>relatedMatch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3">
            <text:p>volume_attenuation_coefficient_of_downwelling_radiative_flux_in_sea_water</text:p>
          </table:table-cell>
          <table:table-cell office:value-type="string" table:style-name="ce2">
            <text:p>relatedMatch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3">
            <text:p>atmosphere_mole_content_of_ozone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1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le_fraction_of_ozone_in_air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1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le_concentration_of_ozone_in_air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1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le_content_of_ozone_in_atmosphere_layer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0.1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mplitude_of_global_average_sea_level_change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10.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hase_of_global_average_sea_level_change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10.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armonic_period</text:p>
          </table:table-cell>
          <table:table-cell office:value-type="string" table:style-name="ce2">
            <text:p>relatedMatch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3">
            <text:p>sea_surface_height_above_sea_level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10.3.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lobal_average_sea_level_change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10.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ndency_of_global_average_sea_level_change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10.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ndency_of_sea_surface_height_above_sea_level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10.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a_water_temperature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10.4.1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a_surface_skin_temperature</text:p>
          </table:table-cell>
          <table:table-cell office:value-type="string" table:style-name="ce2">
            <text:p>closeMatch</text:p>
          </table:table-cell>
          <table:table-cell office:value-type="string" table:style-name="ce10">
            <text:p>3.5.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olumetric soil moisture</text:p>
          </table:table-cell>
          <table:table-cell office:value-type="string" table:style-name="ce2">
            <text:p>closeMatch</text:p>
          </table:table-cell>
          <table:table-cell office:value-type="string" table:style-name="ce10">
            <text:p>2.0.2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rface_elevation_change</text:p>
          </table:table-cell>
          <table:table-cell table:style-name="ce2"/>
          <table:table-cell table:style-name="ce10"/>
          <table:table-cell table:number-columns-repeated="16381"/>
        </table:table-row>
        <table:table-row table:style-name="ro1">
          <table:table-cell office:value-type="string" table:style-name="ce4">
            <text:p>ice_velocity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2.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rounding line locations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2.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lving front locations</text:p>
          </table:table-cell>
          <table:table-cell office:value-type="string" table:style-name="ce2">
            <text:p>relatedMatch</text:p>
          </table:table-cell>
          <table:table-cell office:value-type="string" table:style-name="ce10">
            <text:p>2.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a_ice_area_fraction</text:p>
          </table:table-cell>
          <table:table-cell office:value-type="string" table:style-name="ce2">
            <text:p>closeMatch</text:p>
          </table:table-cell>
          <table:table-cell office:value-type="string" table:style-name="ce10">
            <text:p>10.2.0</text:p>
          </table:table-cell>
          <table:table-cell table:number-columns-repeated="16381"/>
        </table:table-row>
        <table:table-row table:number-rows-repeated="1048530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16T08:47:13Z</meta:creation-date>
    <dc:date>2015-11-16T10:11:53Z</dc:date>
  </office:meta>
</office:document-meta>
</file>